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ee2" draw:textarea-horizontal-align="left" draw:textarea-vertical-align="top" draw:auto-grow-height="false"/>
    </style:style>
    <style:style style:name="gr7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.051cm" draw:marker-start="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1cm" draw:marker-start="Arrow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e5ffe5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18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4c4c4c" fo:font-size="10.5pt" style:font-size-asian="10.5pt" style:font-size-complex="10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4c4c4c" fo:font-size="10.5pt" style:font-size-asian="10.5pt" style:font-size-complex="10.5pt"/>
    </style:style>
    <style:style style:name="T5" style:family="text">
      <style:text-properties fo:color="#4c4c4c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4cm" svg:height="6.017cm" svg:x="9.86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905cm" svg:height="1.905cm" svg:x="15.605cm" svg:y="2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3" draw:id="id3" draw:layer="layout" svg:width="1.905cm" svg:height="1.905cm" svg:x="15.605cm" svg:y="5.4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1" draw:id="id1" draw:layer="layout" svg:width="1.905cm" svg:height="1.905cm" draw:transform="rotate (-1.5707963267957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86cm" svg:y2="4.643cm" draw:start-shape="id1" draw:start-glue-point="4" draw:end-shape="id2" draw:end-glue-point="3" svg:d="m6715 5763c2250 0 678-1120 3145-1120">
          <text:p/>
        </draw:connector>
        <draw:connector draw:style-name="gr4" draw:text-style-name="P1" draw:layer="layout" draw:type="curve" svg:x1="15.605cm" svg:y1="6.398cm" svg:x2="13.7cm" svg:y2="5.444cm" draw:start-shape="id3" draw:start-glue-point="5" draw:end-shape="id2" draw:end-glue-point="4" svg:d="m15605 6398c-1429 0-477-954-1905-954">
          <text:p/>
        </draw:connector>
        <draw:connector draw:style-name="gr5" draw:text-style-name="P1" draw:layer="layout" draw:type="curve" svg:x1="15.605cm" svg:y1="3.223cm" svg:x2="13.7cm" svg:y2="4.176cm" draw:start-shape="id4" draw:start-glue-point="5" draw:end-shape="id2" draw:end-glue-point="5" svg:d="m15605 3223c-1429 0-477 953-1905 953">
          <text:p/>
        </draw:connector>
      </draw:page>
      <draw:page draw:name="page2" draw:style-name="dp1" draw:master-page-name="Default">
        <draw:custom-shape draw:style-name="gr6" draw:text-style-name="P2" xml:id="id6" draw:id="id6" draw:layer="layout" svg:width="5.715cm" svg:height="6.017cm" svg:x="9.255cm" svg:y="1.635cm">
          <draw:glue-point draw:id="4" svg:x="5cm" svg:y="1.332cm"/>
          <draw:glue-point draw:id="5" svg:x="5cm" svg:y="-0.777cm"/>
          <text:p text:style-name="P3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905cm" svg:height="1.905cm" svg:x="18.145cm" svg:y="2.27cm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7" draw:id="id7" draw:layer="layout" svg:width="1.905cm" svg:height="1.905cm" svg:x="18.145cm" svg:y="5.445cm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xml:id="id5" draw:id="id5" draw:layer="layout" svg:width="1.905cm" svg:height="1.905cm" draw:transform="rotate (-1.5707963267957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255cm" svg:y2="4.643cm" draw:start-shape="id5" draw:start-glue-point="4" draw:end-shape="id6" draw:end-glue-point="3" svg:d="m6715 5763c1795 0 526-1120 2540-1120">
          <text:p/>
        </draw:connector>
        <draw:connector draw:style-name="gr4" draw:text-style-name="P1" draw:layer="layout" draw:type="curve" svg:x1="18.145cm" svg:y1="6.398cm" svg:x2="14.969cm" svg:y2="5.444cm" draw:start-shape="id7" draw:start-glue-point="5" draw:end-shape="id6" draw:end-glue-point="4" svg:d="m18145 6398c-2382 0-794-954-3176-954">
          <text:p/>
        </draw:connector>
        <draw:connector draw:style-name="gr5" draw:text-style-name="P1" draw:layer="layout" draw:type="curve" svg:x1="18.145cm" svg:y1="3.223cm" svg:x2="14.969cm" svg:y2="4.176cm" draw:start-shape="id8" draw:start-glue-point="5" draw:end-shape="id6" draw:end-glue-point="5" svg:d="m18145 3223c-2382 0-794 953-3176 953">
          <text:p/>
        </draw:connector>
        <draw:custom-shape draw:style-name="gr7" draw:text-style-name="P4" xml:id="id9" draw:id="id9" draw:layer="layout" svg:width="1.905cm" svg:height="1.27cm" svg:x="10.525cm" svg:y="4.008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9.255cm" svg:y1="4.643cm" svg:x2="10.525cm" svg:y2="4.643cm" draw:start-shape="id6" draw:start-glue-point="3" draw:end-shape="id9" draw:end-glue-point="3" svg:d="m9255 4643h1270">
          <text:p/>
        </draw:connector>
        <draw:connector draw:style-name="gr8" draw:text-style-name="P1" draw:layer="layout" draw:type="curve" draw:line-skew="-1.861cm" svg:x1="12.43cm" svg:y1="4.643cm" svg:x2="14.969cm" svg:y2="5.444cm" draw:start-shape="id9" draw:start-glue-point="1" draw:end-shape="id6" draw:end-glue-point="4" svg:d="m12430 4643c1768 0 499 801 2539 801">
          <text:p/>
        </draw:connector>
        <draw:connector draw:style-name="gr9" draw:text-style-name="P1" draw:layer="layout" draw:type="curve" draw:line-skew="-1.861cm" svg:x1="12.43cm" svg:y1="4.643cm" svg:x2="14.969cm" svg:y2="4.176cm" draw:start-shape="id9" draw:end-shape="id6" draw:end-glue-point="5" svg:d="m12430 4643c1768 0 499-467 2539-467">
          <text:p/>
        </draw:connector>
      </draw:page>
      <draw:page draw:name="page3" draw:style-name="dp1" draw:master-page-name="Default">
        <draw:custom-shape draw:style-name="gr6" draw:text-style-name="P2" draw:layer="layout" svg:width="9.525cm" svg:height="6.35cm" svg:x="6.71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3.81cm" svg:x="16.875cm" svg:y="4.8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5.715cm" svg:height="4.445cm" draw:transform="rotate (-1.57079632679579) translate (6.08cm 3.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4.175cm" svg:y1="6.579cm" svg:x2="7.985cm" svg:y2="6.579cm" draw:start-shape="id10" draw:start-glue-point="1" draw:end-shape="id11" draw:end-glue-point="3" svg:d="m4175 6579h3810">
          <text:p/>
        </draw:connector>
        <draw:connector draw:style-name="gr5" draw:text-style-name="P1" draw:layer="layout" draw:type="curve" svg:x1="18.145cm" svg:y1="6.579cm" svg:x2="14.97cm" svg:y2="6.579cm" draw:start-shape="id12" draw:start-glue-point="3" draw:end-shape="id13" draw:end-glue-point="1" svg:d="m18145 6579h-3175">
          <text:p/>
        </draw:connector>
        <draw:custom-shape draw:style-name="gr11" draw:text-style-name="P4" xml:id="id10" draw:id="id10" draw:layer="layout" svg:width="2.298cm" svg:height="1.27cm" svg:x="1.877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1.905cm" svg:height="1.27cm" svg:x="18.145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1" draw:id="id11" draw:layer="layout" svg:width="2.54cm" svg:height="1.27cm" svg:x="7.985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54cm" svg:height="1.27cm" svg:x="12.43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.905cm" svg:height="2.54cm" svg:x="10.525cm" svg:y="2.27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255cm" svg:y1="5.944cm" svg:x2="10.525cm" svg:y2="3.54cm" draw:start-shape="id11" draw:start-glue-point="0" draw:end-shape="id14" draw:end-glue-point="3" svg:d="m9255 5944c0-1603 423-2404 1270-2404">
          <text:p/>
        </draw:connector>
        <draw:connector draw:style-name="gr5" draw:text-style-name="P1" draw:layer="layout" draw:type="curve" svg:x1="13.7cm" svg:y1="5.944cm" svg:x2="12.43cm" svg:y2="3.54cm" draw:start-shape="id13" draw:start-glue-point="0" draw:end-shape="id14" draw:end-glue-point="1" svg:d="m13700 5944c0-1603-423-2404-1270-2404">
          <text:p/>
        </draw:connector>
      </draw:page>
      <draw:page draw:name="page4" draw:style-name="dp1" draw:master-page-name="Default">
        <draw:custom-shape draw:style-name="gr1" draw:text-style-name="P4" xml:id="id15" draw:id="id15" draw:layer="layout" svg:width="4.475cm" svg:height="1.573cm" svg:x="1cm" svg:y="5.807cm">
          <text:p text:style-name="P1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38cm" svg:height="3.175cm" svg:x="10.162cm" svg:y="4.81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5" xml:id="id17" draw:id="id17" draw:layer="layout" svg:width="2.359cm" svg:height="4.717cm" svg:x="14.441cm" svg:y="4.23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475cm" svg:y1="6.593cm" svg:x2="7.985cm" svg:y2="6.593cm" draw:start-shape="id15" draw:start-glue-point="1" draw:end-shape="id16" draw:end-glue-point="3" svg:d="m5475 6593h2510">
          <text:p/>
        </draw:connector>
        <draw:custom-shape draw:style-name="gr1" draw:text-style-name="P4" xml:id="id21" draw:id="id21" draw:layer="layout" svg:width="3.81cm" svg:height="1.573cm" svg:x="25.13cm" svg:y="5.807cm">
          <text:p text:style-name="P1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38cm" svg:height="3.175cm" svg:x="17.51cm" svg:y="4.81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16.8cm" svg:y1="6.593cm" svg:x2="21.955cm" svg:y2="6.593cm" draw:start-shape="id17" draw:start-glue-point="1" draw:end-shape="id18" draw:end-glue-point="3" svg:d="m16800 6593h5155">
          <text:p/>
        </draw:connector>
        <draw:custom-shape draw:style-name="gr1" draw:text-style-name="P4" xml:id="id20" draw:id="id20" draw:layer="layout" svg:width="3.84cm" svg:height="1.573cm" svg:x="13.7cm" svg:y="1.33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9" draw:id="id19" draw:layer="layout" svg:width="4.475cm" svg:height="1.573cm" svg:x="1cm" svg:y="7.682cm">
          <text:p text:style-name="P1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-0.332cm" svg:x1="5.475cm" svg:y1="8.468cm" svg:x2="7.985cm" svg:y2="6.593cm" draw:start-shape="id19" draw:start-glue-point="1" draw:end-shape="id16" draw:end-glue-point="3" svg:d="m5475 8468h923v-1875h1587">
          <text:p/>
        </draw:connector>
        <draw:connector draw:style-name="gr15" draw:text-style-name="P1" draw:layer="layout" svg:x1="15.62cm" svg:y1="2.905cm" svg:x2="15.62cm" svg:y2="4.235cm" draw:start-shape="id20" draw:start-glue-point="2" draw:end-shape="id17" svg:d="m15620 2905v1330">
          <text:p/>
        </draw:connector>
        <draw:custom-shape draw:style-name="gr14" draw:text-style-name="P4" xml:id="id16" draw:id="id16" draw:layer="layout" svg:width="1.724cm" svg:height="2.54cm" svg:x="7.98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18" draw:id="id18" draw:layer="layout" svg:width="1.905cm" svg:height="2.54cm" svg:x="21.95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9.709cm" svg:y1="6.593cm" svg:x2="14.441cm" svg:y2="6.593cm" draw:start-shape="id16" draw:start-glue-point="1" draw:end-shape="id17" draw:end-glue-point="3" svg:d="m9709 6593h4732">
          <text:p/>
        </draw:connector>
        <draw:connector draw:style-name="gr15" draw:text-style-name="P1" draw:layer="layout" svg:x1="23.86cm" svg:y1="6.593cm" svg:x2="25.13cm" svg:y2="6.593cm" draw:start-shape="id18" draw:start-glue-point="1" draw:end-shape="id21" draw:end-glue-point="3" svg:d="m23860 6593h1270">
          <text:p/>
        </draw:connector>
        <draw:frame draw:style-name="gr16" draw:layer="layout" svg:width="7.512cm" svg:height="1.436cm" svg:x="1.635cm" svg:y="1.527cm">
          <draw:text-box>
            <text:p>Modification Scenario<text:line-break/><text:span text:style-name="T2">Existing resource account is modified</text:span></text:p>
          </draw:text-box>
        </draw:frame>
        <draw:custom-shape draw:style-name="gr17" draw:text-style-name="P7" draw:layer="layout" svg:width="5.08cm" svg:height="3.634cm" svg:x="8.62cm" svg:y="8.796cm">
          <text:p text:style-name="P6"><text:span text:style-name="T4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7" draw:layer="layout" svg:width="5.715cm" svg:height="1.905cm" svg:x="19.415cm" svg:y="1.635cm">
          <text:p text:style-name="P6"><text:span text:style-name="T4">If user is modified directly (e.g. from GUI), the &lt;inbound&gt; expressions are </text:span><text:span text:style-name="T5">not</text:span><text:span text:style-name="T4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7" draw:layer="layout" svg:width="5.08cm" svg:height="1.729cm" svg:x="18.145cm" svg:y="8.796cm">
          <text:p text:style-name="P6"><text:span text:style-name="T4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5" draw:style-name="dp1" draw:master-page-name="Default">
        <draw:custom-shape draw:style-name="gr1" draw:text-style-name="P4" xml:id="id22" draw:id="id22" draw:layer="layout" svg:width="4.475cm" svg:height="1.573cm" svg:x="1cm" svg:y="8.982cm">
          <text:p text:style-name="P1"><text:span text:style-name="T2">Synchronization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xml:id="id31" draw:id="id31" draw:layer="layout" svg:width="3.538cm" svg:height="3.175cm" svg:x="9.703cm" svg:y="7.985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5" xml:id="id24" draw:id="id24" draw:layer="layout" svg:width="2.359cm" svg:height="4.717cm" svg:x="14.441cm" svg:y="7.41cm">
          <draw:glue-point draw:id="4" svg:x="-2.755cm" svg:y="-5.003cm"/>
          <draw:glue-point draw:id="5" svg:x="2.628cm" svg:y="-5.003cm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475cm" svg:y1="9.768cm" svg:x2="7.35cm" svg:y2="9.768cm" draw:start-shape="id22" draw:start-glue-point="1" draw:end-shape="id23" draw:end-glue-point="3" svg:d="m5475 9768h1875">
          <text:p/>
        </draw:connector>
        <draw:custom-shape draw:style-name="gr1" draw:text-style-name="P4" xml:id="id28" draw:id="id28" draw:layer="layout" svg:width="3.81cm" svg:height="1.573cm" svg:x="25.13cm" svg:y="8.982cm">
          <text:p text:style-name="P1"><text:span text:style-name="T2">Provisioning</text:span><text:span text:style-name="T2"><text:line-break/></text:span><text:span text:style-name="T2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3.538cm" svg:height="3.175cm" svg:x="17.51cm" svg:y="7.98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16.8cm" svg:y1="9.768cm" svg:x2="21.955cm" svg:y2="9.768cm" draw:start-shape="id24" draw:start-glue-point="1" draw:end-shape="id25" draw:end-glue-point="3" svg:d="m16800 9768h5155">
          <text:p/>
        </draw:connector>
        <draw:custom-shape draw:style-name="gr1" draw:text-style-name="P4" xml:id="id27" draw:id="id27" draw:layer="layout" svg:width="3.84cm" svg:height="1.573cm" svg:x="16.24cm" svg:y="4.507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6" draw:id="id26" draw:layer="layout" svg:width="4.475cm" svg:height="1.573cm" svg:x="1cm" svg:y="10.857cm">
          <text:p text:style-name="P1"><text:span text:style-name="T2">Reconciliation</text:span><text:span text:style-name="T2"><text:line-break/></text:span><text:span text:style-name="T2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-0.332cm" svg:x1="5.475cm" svg:y1="11.643cm" svg:x2="7.35cm" svg:y2="9.768cm" draw:start-shape="id26" draw:start-glue-point="1" draw:end-shape="id23" draw:end-glue-point="3" svg:d="m5475 11643h605v-1875h1270">
          <text:p/>
        </draw:connector>
        <draw:connector draw:style-name="gr15" draw:text-style-name="P1" draw:layer="layout" draw:line-skew="-0.324cm" svg:x1="18.16cm" svg:y1="6.08cm" svg:x2="16.239cm" svg:y2="7.41cm" draw:start-shape="id27" draw:start-glue-point="2" draw:end-shape="id24" draw:end-glue-point="5" svg:d="m18160 6080v340h-1921v990">
          <text:p/>
        </draw:connector>
        <draw:custom-shape draw:style-name="gr18" draw:text-style-name="P4" xml:id="id23" draw:id="id23" draw:layer="layout" svg:width="1.724cm" svg:height="2.54cm" svg:x="7.3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5" draw:id="id25" draw:layer="layout" svg:width="1.905cm" svg:height="2.54cm" svg:x="21.95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9.074cm" svg:y1="9.768cm" svg:x2="14.441cm" svg:y2="9.768cm" draw:start-shape="id23" draw:start-glue-point="1" draw:end-shape="id24" draw:end-glue-point="3" svg:d="m9074 9768h5367">
          <text:p/>
        </draw:connector>
        <draw:connector draw:style-name="gr15" draw:text-style-name="P1" draw:layer="layout" svg:x1="23.86cm" svg:y1="9.768cm" svg:x2="25.13cm" svg:y2="9.768cm" draw:start-shape="id25" draw:start-glue-point="1" draw:end-shape="id28" draw:end-glue-point="3" svg:d="m23860 9768h1270">
          <text:p/>
        </draw:connector>
        <draw:custom-shape draw:style-name="gr17" draw:text-style-name="P7" draw:layer="layout" svg:width="5.08cm" svg:height="1.729cm" svg:x="8.62cm" svg:y="11.971cm">
          <text:p text:style-name="P6"><text:span text:style-name="T4">New Account Shadow is created, therefore it does not have an owner (yet).</text:span></text:p>
          <draw:enhanced-geometry svg:viewBox="0 0 21600 21600" draw:mirror-horizontal="false" draw:type="line-callout-2" draw:modifiers="-2754.73332021256 -9439.07514450867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7" draw:layer="layout" svg:width="6.35cm" svg:height="2.54cm" svg:x="21.955cm" svg:y="4.81cm">
          <text:p text:style-name="P6"><text:span text:style-name="T4">If user is created directly (e.g. from GUI), the &lt;inbound&gt; expressions are </text:span><text:span text:style-name="T5">not</text:span><text:span text:style-name="T4"> executed. User Template is also not applied now, but may be applied in future OpenIDM versions.</text:span></text:p>
          <draw:enhanced-geometry svg:viewBox="0 0 21600 21600" draw:mirror-horizontal="false" draw:type="line-callout-2" draw:modifiers="-5482.47520075579 807.556080283353 -3226.60893524897 812.854122621565 -846.858762399622 4666.82408500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6" draw:layer="layout" svg:width="6.687cm" svg:height="1.436cm" svg:x="1.298cm" svg:y="1.469cm">
          <draw:text-box>
            <text:p>Creation Scenario<text:line-break/><text:span text:style-name="T2">New resource account is created</text:span></text:p>
          </draw:text-box>
        </draw:frame>
        <draw:custom-shape draw:style-name="gr19" draw:text-style-name="P4" xml:id="id29" draw:id="id29" draw:layer="layout" svg:width="2.54cm" svg:height="1.905cm" svg:x="11.795cm" svg:y="4.81cm">
          <text:p text:style-name="P1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4.335cm" svg:y1="5.762cm" svg:x2="14.971cm" svg:y2="7.41cm" draw:start-shape="id29" draw:start-glue-point="1" draw:end-shape="id24" draw:end-glue-point="4" svg:d="m14335 5762h636v1648">
          <text:p/>
        </draw:connector>
        <draw:custom-shape draw:style-name="gr20" draw:text-style-name="P4" draw:layer="layout" svg:width="3.538cm" svg:height="3.175cm" svg:x="7.622cm" svg:y="4.175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5" draw:text-style-name="P1" draw:layer="layout" svg:x1="8.212cm" svg:y1="8.498cm" svg:x2="9.86cm" svg:y2="2.753cm" draw:start-shape="id23" draw:start-glue-point="0" draw:end-shape="id30" draw:end-glue-point="3" svg:d="m8212 8498v-5745h1648">
          <text:p/>
        </draw:connector>
        <draw:custom-shape draw:style-name="gr17" draw:text-style-name="P7" draw:layer="layout" svg:width="4.417cm" svg:height="3.81cm" svg:x="1.635cm" svg:y="4.175cm">
          <text:p text:style-name="P6"><text:span text:style-name="T4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26552.6482571299 -1343.26948307531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7" draw:layer="layout" svg:width="5.08cm" svg:height="2.999cm" svg:x="18.145cm" svg:y="11.971cm">
          <text:p text:style-name="P6"><text:span text:style-name="T4">New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4791.02538870301 -3355.2 -3048.06140523519 -463.493810178817 -1062.78291674867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4" xml:id="id30" draw:id="id30" draw:layer="layout" svg:width="4.475cm" svg:height="1.573cm" svg:x="9.86cm" svg:y="1.967cm">
          <text:p text:style-name="P1"><text:span text:style-name="T2">Situation Response</text:span><text:span text:style-name="T2"><text:line-break/></text:span><text:span text:style-name="T2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line-skew="-0.634cm" svg:x1="12.097cm" svg:y1="3.54cm" svg:x2="13.065cm" svg:y2="4.81cm" draw:start-shape="id30" draw:start-glue-point="2" draw:end-shape="id29" draw:end-glue-point="0" svg:d="m12097 3540v0h968v1270">
          <text:p/>
        </draw:connector>
        <draw:custom-shape draw:style-name="gr17" draw:text-style-name="P7" draw:layer="layout" svg:width="8.89cm" svg:height="1.905cm" svg:x="16.24cm" svg:y="1.635cm">
          <text:p text:style-name="P6"><text:span text:style-name="T4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15" draw:text-style-name="P1" draw:layer="layout" draw:line-skew="-1.972cm" svg:x1="12.097cm" svg:y1="3.54cm" svg:x2="11.472cm" svg:y2="7.985cm" draw:end-shape="id31" draw:end-glue-point="4" svg:d="m12097 3540v0h-625v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čík</meta:initial-creator>
    <meta:creation-date>2010-12-22T14:36:36</meta:creation-date>
    <dc:date>2012-06-18T10:43:10</dc:date>
    <dc:creator>Radovan Semancik</dc:creator>
    <meta:editing-duration>PT8H38M36S</meta:editing-duration>
    <meta:editing-cycles>30</meta:editing-cycles>
    <meta:generator>LibreOffice/3.3$Linux LibreOffice_project/330m19$Build-202</meta:generator>
    <meta:document-statistic meta:object-count="77"/>
  </office:meta>
</office:document-meta>
</file>